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241e8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19"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0"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1"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2"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2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34"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36"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font-name="Liberation Serif" fo:font-size="13pt" style:text-underline-style="none" fo:font-weight="normal" officeooo:rsid="0025cfc4" officeooo:paragraph-rsid="0056dec3" style:font-size-asian="11.3500003814697pt" style:font-weight-asian="normal" style:font-size-complex="13pt" style:font-weight-complex="normal"/>
    </style:style>
    <style:style style:name="P38" style:family="paragraph" style:parent-style-name="Standard">
      <style:paragraph-properties fo:text-align="justify"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40" style:family="paragraph" style:parent-style-name="Standard">
      <style:paragraph-properties fo:text-align="justify" style:justify-single-word="false"/>
      <style:text-properties officeooo:paragraph-rsid="005a91cf"/>
    </style:style>
    <style:style style:name="P41" style:family="paragraph" style:parent-style-name="Standard">
      <style:paragraph-properties fo:text-align="justify" style:justify-single-word="false"/>
      <style:text-properties officeooo:rsid="005a91cf" officeooo:paragraph-rsid="005a91cf"/>
    </style:style>
    <style:style style:name="T1" style:family="text">
      <style:text-properties officeooo:rsid="001cd5f1"/>
    </style:style>
    <style:style style:name="T2" style:family="text">
      <style:text-properties fo:font-weight="bold" style:font-weight-asian="bold" style:font-weight-complex="bold"/>
    </style:style>
    <style:style style:name="T3" style:family="text">
      <style:text-properties fo:font-weight="bold" officeooo:rsid="001cd5f1" style:font-weight-asian="bold" style:font-weight-complex="bold"/>
    </style:style>
    <style:style style:name="T4" style:family="text">
      <style:text-properties fo:font-weight="bold" officeooo:rsid="003ac034" style:font-weight-asian="bold" style:font-weight-complex="bold"/>
    </style:style>
    <style:style style:name="T5" style:family="text">
      <style:text-properties fo:font-weight="bold" officeooo:rsid="003bfdce" style:font-weight-asian="bold" style:font-weight-complex="bold"/>
    </style:style>
    <style:style style:name="T6" style:family="text">
      <style:text-properties fo:font-weight="bold" officeooo:rsid="003daa7f" style:font-weight-asian="bold" style:font-weight-complex="bold"/>
    </style:style>
    <style:style style:name="T7" style:family="text">
      <style:text-properties fo:font-weight="bold" officeooo:rsid="004aaad8" style:font-weight-asian="bold" style:font-weight-complex="bold"/>
    </style:style>
    <style:style style:name="T8" style:family="text">
      <style:text-properties fo:font-weight="bold" officeooo:rsid="00544f47" style:font-weight-asian="bold" style:font-weight-complex="bold"/>
    </style:style>
    <style:style style:name="T9" style:family="text">
      <style:text-properties officeooo:rsid="001f6891"/>
    </style:style>
    <style:style style:name="T10" style:family="text">
      <style:text-properties fo:font-style="italic" style:font-style-asian="italic" style:font-style-complex="italic"/>
    </style:style>
    <style:style style:name="T11" style:family="text">
      <style:text-properties fo:font-style="italic" officeooo:rsid="0026e951" style:font-style-asian="italic" style:font-style-complex="italic"/>
    </style:style>
    <style:style style:name="T12" style:family="text">
      <style:text-properties fo:font-style="italic" officeooo:rsid="002ab18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26872" style:font-style-asian="normal" style:font-style-complex="normal"/>
    </style:style>
    <style:style style:name="T15" style:family="text">
      <style:text-properties fo:font-style="normal" officeooo:rsid="0026e951" style:font-style-asian="normal" style:font-style-complex="normal"/>
    </style:style>
    <style:style style:name="T16" style:family="text">
      <style:text-properties fo:font-style="normal" officeooo:rsid="0028c8cc" style:font-style-asian="normal" style:font-style-complex="normal"/>
    </style:style>
    <style:style style:name="T17" style:family="text">
      <style:text-properties fo:font-style="normal" officeooo:rsid="002ab184" style:font-style-asian="normal" style:font-style-complex="normal"/>
    </style:style>
    <style:style style:name="T18" style:family="text">
      <style:text-properties fo:font-style="normal" officeooo:rsid="002afe08" style:font-style-asian="normal" style:font-style-complex="normal"/>
    </style:style>
    <style:style style:name="T19" style:family="text">
      <style:text-properties fo:font-style="normal" officeooo:rsid="002f1e52" style:font-style-asian="normal" style:font-style-complex="normal"/>
    </style:style>
    <style:style style:name="T20" style:family="text">
      <style:text-properties fo:font-style="normal" officeooo:rsid="002c75ba" style:font-style-asian="normal" style:font-style-complex="normal"/>
    </style:style>
    <style:style style:name="T21" style:family="text">
      <style:text-properties fo:font-style="normal" officeooo:rsid="0052ec40" style:font-style-asian="normal" style:font-style-complex="normal"/>
    </style:style>
    <style:style style:name="T22" style:family="text">
      <style:text-properties fo:font-style="normal" officeooo:rsid="00544f47" style:font-style-asian="normal" style:font-style-complex="normal"/>
    </style:style>
    <style:style style:name="T23" style:family="text">
      <style:text-properties fo:font-style="normal" officeooo:rsid="0054a481" style:font-style-asian="normal" style:font-style-complex="normal"/>
    </style:style>
    <style:style style:name="T24" style:family="text">
      <style:text-properties fo:font-style="normal" officeooo:rsid="005513ff" style:font-style-asian="normal" style:font-style-complex="normal"/>
    </style:style>
    <style:style style:name="T25" style:family="text">
      <style:text-properties fo:font-style="normal" officeooo:rsid="0056dec3" style:font-style-asian="normal" style:font-style-complex="normal"/>
    </style:style>
    <style:style style:name="T26" style:family="text">
      <style:text-properties officeooo:rsid="00226872"/>
    </style:style>
    <style:style style:name="T27" style:family="text">
      <style:text-properties officeooo:rsid="0022cebb"/>
    </style:style>
    <style:style style:name="T28" style:family="text">
      <style:text-properties officeooo:rsid="002d8d40"/>
    </style:style>
    <style:style style:name="T29" style:family="text">
      <style:text-properties officeooo:rsid="00310033"/>
    </style:style>
    <style:style style:name="T30"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31" style:family="text">
      <style:text-properties style:font-name="Liberation Serif" fo:font-size="13pt" style:text-underline-style="none" fo:font-weight="normal" officeooo:rsid="0052ec40" style:font-size-asian="11.3500003814697pt" style:font-weight-asian="normal" style:font-size-complex="13pt" style:font-weight-complex="normal"/>
    </style:style>
    <style:style style:name="T32" style:family="text">
      <style:text-properties style:font-name="Liberation Serif" fo:font-size="13pt" fo:language="zxx" fo:country="none" style:text-underline-style="none" fo:font-weight="normal" style:font-size-asian="11.3500003814697pt" style:language-asian="zxx" style:country-asian="none" style:font-weight-asian="normal" style:font-size-complex="13pt" style:language-complex="zxx" style:country-complex="none" style:font-weight-complex="normal"/>
    </style:style>
    <style:style style:name="T33"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34"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35"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36"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7" style:family="text">
      <style:text-properties style:font-name="Liberation Serif"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38" style:family="text">
      <style:text-properties style:font-name="Liberation Serif"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Liberation Serif"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40" style:family="text">
      <style:text-properties style:font-name="Liberation Serif"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41" style:family="text">
      <style:text-properties style:font-name="Liberation Serif"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42" style:family="text">
      <style:text-properties style:text-underline-style="none"/>
    </style:style>
    <style:style style:name="T43" style:family="text">
      <style:text-properties style:text-underline-style="none" officeooo:rsid="0037296d"/>
    </style:style>
    <style:style style:name="T44" style:family="text">
      <style:text-properties officeooo:rsid="003ac034"/>
    </style:style>
    <style:style style:name="T45" style:family="text">
      <style:text-properties officeooo:rsid="003daa7f"/>
    </style:style>
    <style:style style:name="T46" style:family="text">
      <style:text-properties officeooo:rsid="00440baf"/>
    </style:style>
    <style:style style:name="T47" style:family="text">
      <style:text-properties officeooo:rsid="004678dd"/>
    </style:style>
    <style:style style:name="T48" style:family="text">
      <style:text-properties officeooo:rsid="004aaad8"/>
    </style:style>
    <style:style style:name="T49" style:family="text">
      <style:text-properties officeooo:rsid="00513314"/>
    </style:style>
    <style:style style:name="T50" style:family="text">
      <style:text-properties officeooo:rsid="005144db"/>
    </style:style>
    <style:style style:name="T51" style:family="text">
      <style:text-properties officeooo:rsid="0052276b"/>
    </style:style>
    <style:style style:name="T52" style:family="text">
      <style:text-properties officeooo:rsid="0052ec40"/>
    </style:style>
    <style:style style:name="T53" style:family="text">
      <style:text-properties officeooo:rsid="00544f47"/>
    </style:style>
    <style:style style:name="T54" style:family="text">
      <style:text-properties officeooo:rsid="005513ff"/>
    </style:style>
    <style:style style:name="T55" style:family="text">
      <style:text-properties fo:language="zxx" fo:country="none" style:language-asian="zxx" style:country-asian="none" style:language-complex="zxx" style:country-complex="none"/>
    </style:style>
    <style:style style:name="T56" style:family="text">
      <style:text-properties officeooo:rsid="0056dec3"/>
    </style:style>
    <style:style style:name="T57" style:family="text">
      <style:text-properties officeooo:rsid="005ba399"/>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8">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text:span text:style-name="T27">É</text:span>tude du format .rtf en lecture et en écriture :</text:p>
      <text:p text:style-name="P4"/>
      <text:p text:style-name="P4"/>
      <text:p text:style-name="P4"/>
      <text:p text:style-name="P5">rappel xml</text:p>
      <text:p text:style-name="P7">Avant de s'intéresser à la partie algorithmique du problème il nous semblait intéressant de comprendre la structure de fichiers avec laquelle on allait travailler afin de connaître quelles seraient les informations disponibles sur les paragraphes. <text:span text:style-name="T52">N</text:span></text:p>
      <text:p text:style-name="P8">Nous avons dans un premier temps produit plusieurs <text:span text:style-name="T52">documents</text:span> <text:span text:style-name="T52">RTF</text:span> avec LibreOffice <text:span text:style-name="T52">Writer. Ceux-ci </text:span>comprena<text:span text:style-name="T52">ien</text:span>t un ou plusieurs paragraphes, avec une ou plusieurs polices. <text:span text:style-name="T1">En se servant des liens explicatifs proposés dans le sujet, nous avons compris le sens et le positionnement des balises importantes du format RTF. Nous nous sommes principalement focalisé sur </text:span><text:span text:style-name="T3">les balises qui concern</text:span><text:span text:style-name="T8">ant</text:span><text:span text:style-name="T3"> les polices utilisées, leurs tailles et les balises </text:span><text:span text:style-name="T8">relatives aux</text:span><text:span text:style-name="T3"> paragraphe</text:span><text:span text:style-name="T8">s</text:span><text:span text:style-name="T3">. </text:span><text:span text:style-name="T53">Par comparaison avec le code produit par Libre Office et Microsoft Office Word, il</text:span><text:span text:style-name="T21"> nous es</text:span><text:span text:style-name="T22">t </text:span><text:span text:style-name="T21">apparu </text:span><text:span text:style-name="T22">que chaque logiciel, malgré la norme, avait ses propres spécificités de codage d</text:span><text:span text:style-name="T23">e documents </text:span><text:span text:style-name="T22">RTF. Nous avons donc </text:span><text:span text:style-name="T23">choisi de se concentrer sur une compatibilité avec Libre Office Writer, logiciel open-source et multi-plateforme.</text:span><text:span text:style-name="T22"> </text:span><text:span text:style-name="T23">Ainsi, dans la suite du rapport, </text:span><text:span text:style-name="T24">nous ne considérerons plus que des documents RTF produits par celui-ci.</text:span></text:p>
      <text:p text:style-name="P8"/>
      <text:p text:style-name="P10">Une fois cela fait, nous nous sommes attelés à la construction de la classe <text:span text:style-name="T10">RTFReader.java,</text:span> qui permet de lire un fichier <text:span text:style-name="T54">RTF</text:span><text:span text:style-name="T55"> et d</text:span>e sauvegarder les informations suivantes : </text:p>
      <text:p text:style-name="P10"/>
      <text:list xml:id="list2387668082901221671" text:style-name="L1">
        <text:list-item>
          <text:p text:style-name="P34">paragraphes présents</text:p>
        </text:list-item>
        <text:list-item>
          <text:p text:style-name="P34">polices utilisées dans chaque paragraphe</text:p>
        </text:list-item>
        <text:list-item>
          <text:p text:style-name="P34">taille<text:span text:style-name="T9">s</text:span> des-dites polices</text:p>
        </text:list-item>
        <text:list-item>
          <text:p text:style-name="P36">dimension de la pages (hauteur, largeur, marges)</text:p>
        </text:list-item>
        <text:list-item>
          <text:p text:style-name="P36">la police déclarée comme police par défaut</text:p>
        </text:list-item>
      </text:list>
      <text:p text:style-name="P9"/>
      <text:p text:style-name="P11">Le fonctionnement de cette classe est assez dépendante de la manière dont l'éditeur de texte (ici <text:span text:style-name="T10">LibreOffice Writer</text:span><text:span text:style-name="T13">)</text:span> construit le fichier <text:span text:style-name="T56">RTF. N</text:span>ous lisons <text:span text:style-name="T56">en effet </text:span>le document "ligne par ligne" et la classe utilise <text:span text:style-name="T56">donc </text:span>le fait que l<text:span text:style-name="T26">es documents</text:span><text:span text:style-name="T25"> ainsi produits </text:span><text:span text:style-name="T14">contiennent </text:span><text:span text:style-name="T13">toujours </text:span><text:span text:style-name="T25">des éléments </text:span><text:span text:style-name="T13">placés de la même façon.</text:span></text:p>
      <text:p text:style-name="P11"/>
      <text:p text:style-name="P37"><text:span text:style-name="T13">Ensuite nous avons réflechi à l'écriture d</text:span><text:span text:style-name="T25">'un</text:span><text:span text:style-name="T13"> fichier </text:span><text:span text:style-name="T25">RTF</text:span><text:span text:style-name="T13"> </text:span><text:span text:style-name="T15">et construit la classe </text:span><text:span text:style-name="T11">RTFWriter.java</text:span><text:span text:style-name="T13"> : </text:span><text:span text:style-name="T15">En partant du principe que nous dispos</text:span><text:span text:style-name="T19">i</text:span><text:span text:style-name="T15">ons de toutes les informations recueillies par </text:span><text:span text:style-name="T11">RTFReader </text:span><text:span text:style-name="T16">et que les paragraphes ont été modifiés par l'algorithme, </text:span><text:span text:style-name="T17">l'écriture <text:s/>dans le fichier revient à écrire ligne par ligne les balises au bon endroit. Pour éviter une classe trop confuse, nous avons décidé d'utiliser une librairie java open-source : </text:span><text:span text:style-name="T12">jRTF </text:span><text:span text:style-name="T17">(</text:span><text:a xlink:type="simple" xlink:href="https://github.com/ullenboom/jrtf" text:style-name="Internet_20_link" text:visited-style-name="Visited_20_Internet_20_Link"><text:span text:style-name="T17">http</text:span></text:a><text:a xlink:type="simple" xlink:href="https://github.com/ullenboom/jrtf" text:style-name="Internet_20_link" text:visited-style-name="Visited_20_Internet_20_Link"><text:span text:style-name="T18">s</text:span></text:a><text:a xlink:type="simple" xlink:href="https://github.com/ullenboom/jrtf" text:style-name="Internet_20_link" text:visited-style-name="Visited_20_Internet_20_Link"><text:span text:style-name="T17">://github.com/ullenboom/jrtf</text:span></text:a><text:span text:style-name="T17">). C</text:span><text:span text:style-name="T20">ette librairie permet de façon compacte d'écrire un fichier </text:span><text:span text:style-name="T25">RTF </text:span><text:span text:style-name="T20">en spécifiant pour chaque paragraphe la police (déclarée au préalable) à utiliser pour celui ci. </text:span><text:span text:style-name="T19">Elle permet de surcroît une gestion facilitée de la mise en page, comme le type d'alignement à utiliser.</text:span></text:p>
      <text:p text:style-name="P12"/>
      <text:p text:style-name="P12"><text:soft-page-break/></text:p>
      <text:p text:style-name="P13">Problèmes rencontrés : </text:p>
      <text:p text:style-name="P13"/>
      <text:p text:style-name="P38">Comme dans tout projet informatique, nous avons été <text:span text:style-name="T52">confronttés à de multiples problèmes à l'importance variable. Certains d'entre-eux furent particulièrement intéressant à résoudre car centraux dans le fonctionnement du projet. En voici une liste non-exhaustive : </text:span></text:p>
      <text:p text:style-name="P38"/>
      <text:p text:style-name="P40"><text:span text:style-name="T31">Le problème le</text:span><text:span text:style-name="T30">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33">Héritage et typographie". </text:span><text:span text:style-name="T34">Nous avions créer une HashMap pour y stocker la taille de chaque caractère, </text:span><text:span text:style-name="T37">nous permettant ainsi d'obtenir la taille d'une chaine quelconque. </text:span><text:span text:style-name="T34">Malheureusement, il s'avérait que même pour une police Monospace, la taille de chacun des caractères différait. Il y avait donc une erreur dans la méthode </text:span><text:span text:style-name="T37">de </text:span><text:span text:style-name="T34">mesure </text:span><text:span text:style-name="T37">de</text:span><text:span text:style-name="T34"> ces caractères. Nous avons cherché bien d'autres façon </text:span><text:span text:style-name="T35">de mesurer le texte, </text:span><text:span text:style-name="T38">parfois bien éloignées de la première, </text:span><text:span text:style-name="T36">et parmi celles-ci nous avons </text:span><text:span text:style-name="T38">finalement</text:span><text:span text:style-name="T36"> retenu </text:span><text:span text:style-name="T37">une variante </text:span><text:span text:style-name="T38">assez proche </text:span><text:span text:style-name="T37">de la méthode indiquée dans le TD. D'une part nous utilisons l'avance </text:span><text:span text:style-name="T38">qui correspond à la distance à laquelle pourra être écrit le caractère suivant plutôt que la largeur de "l'encre </text:span><text:span text:style-name="T39">numérique</text:span><text:span text:style-name="T38">" utilisée pour écrire les caractères (.getAdvance() en lieu et place de .getBounds().getWidth()). D'autre part, nous avons changé les réglages du FontRenderContext pour activer </text:span><text:span text:style-name="T39">l'anti-aliasing et les "fractional metrics". </text:span><text:span text:style-name="T40">Quoique proches des indications du TD, ces réglages furent particulièrement longs à trouver en raison de l'impossibilité à trouver quelqu'un avec un problème similaire sur internet.</text:span></text:p>
      <text:p text:style-name="P40"><text:span text:style-name="T40"><text:line-break/>La mise en place de l'algorithme de justification, </text:span><text:span text:style-name="T41">et l'hyphénation ensuite,</text:span><text:span text:style-name="T40"> fu</text:span><text:span text:style-name="T41">ren</text:span><text:span text:style-name="T40">t aussi un </text:span><text:span text:style-name="T41">d'importants défis. Néanmoins dans la mesure où nous savions que cela était réalisable, le défi était principalement de trouver les algorithmes et les structures de données adaptées. </text:span></text:p>
      <text:p text:style-name="P40"/>
      <text:p text:style-name="P41"><text:span text:style-name="T32">Ce projet fut aussi l'occasion de découvrir l'univers des interfaces graphiques et les parfois difficiles dispositions d'éléments sur leurs fenêtres.</text:span></text:p>
      <text:p text:style-name="P13"/>
      <text:p text:style-name="P39">Nous nous sommes par ailleurs rendus comptes que la librairie jRTF était problématique car nous voulions insérer des retours à la ligne en fin de ligne plutôt que des sauts de paragraphes (ie SHIFT + ENTER au lieu de ENTER), ce qu'elle ne nous laissait pas faire. En effet quand bien même nous ajoutions le code RTF correspondant dans le texte, ie "\line", jRTF faisait en sorte que le texte tapé apparaisse dans le document final en échappant le backslash. <text:span text:style-name="T57">Bien que nous ayons pensé à réécrire nous même les fonctions de cette classe, nous avons finalement mis à profit que son code source soit disponible pour l'intégrer à notre projet et supprimer directement cette fonction d'échappement du backslash.</text:span></text:p>
      <text:p text:style-name="P39"><text:span text:style-name="T57"><text:s/></text:span></text:p>
      <text:p text:style-name="P8"/>
      <text:p text:style-name="P14">II.Algorithme de mise en page : </text:p>
      <text:p text:style-name="P14"/>
      <text:p text:style-name="P14">a) Sans césure :</text:p>
      <text:p text:style-name="P14"/>
      <text:p text:style-name="P14"><text:span text:style-name="T42">La conception d'un algorithme efficient s'est faite </text:span><text:span text:style-name="T43">pour nous </text:span><text:span text:style-name="T42">de façon incrémentale, par des </text:span><text:soft-page-break/><text:span text:style-name="T42">tests et des recherches.</text:span></text:p>
      <text:p text:style-name="P15">Nous recherchions un algorithme utilisant des concepts de programmation dynamique, c'est à dire que nous voulions résoudre le problème de mise en pages en résolvant des sous-problèmes liés.</text:p>
      <text:p text:style-name="P16">Or si on prend un paragraphe mise en page et qu'on lui retire une ligne, il reste bien mis en page. C'est cette idée et des recherches qui donnent du sens à la forme de l'algorithme :</text:p>
      <text:p text:style-name="P16"/>
      <text:p text:style-name="P18">Construction d'un tableau <text:span text:style-name="T2">couts </text:span>: <text:span text:style-name="T2">couts[i][j] </text:span>représente la pénalité qu'implique le fait de construire une ligne composée des mots du i-ème mot au j-ième mot.</text:p>
      <text:p text:style-name="P18">La pénalité vaut le <text:span text:style-name="T2">cube des espaces blancs laissés à la fin de la ligne </text:span><text:span text:style-name="T4">et si les mots ne rentrent pas dans une ligne, couts[i][j] vaut une constante "infinie".</text:span></text:p>
      <text:p text:style-name="P19">Construction d'un tableau <text:span text:style-name="T2">coutFinal </text:span>: <text:span text:style-name="T2">coutFinal[i] </text:span>représente la pénalité finale d'un paragraphe mise en page composé des mots du premier mot au i-ème mot.</text:p>
      <text:p text:style-name="P20">L'algorithme fonctionne selon l<text:span text:style-name="T45">e pseudo code</text:span> suivant :</text:p>
      <text:p text:style-name="P20"><text:tab/><text:span text:style-name="T6">pour j de 1 au nombre de mots :</text:span></text:p>
      <text:p text:style-name="P20"><text:tab/><text:tab/><text:span text:style-name="T2">coutFinal[j] = min(coutFinal[i] + couts[i][j] ) </text:span><text:span text:style-name="T5">pour i de 1 à j-1</text:span></text:p>
      <text:p text:style-name="P25"/>
      <text:p text:style-name="P25">En sachant que il y a un pointeur qui sauvegarde la position des sauts de lignes choisis par l'algorithme afin de pouvoir reconstruire le paragraphe mis en page.</text:p>
      <text:p text:style-name="P26">Le paragraphe produit par l'algorithme dépend assez fortement de la pénalité utilisée. </text:p>
      <text:p text:style-name="P26">Par exemple, si on prend comme pénalité le carré des espaces blancs laissés à la fin de la ligne, on autorise un peu plus l'effet de dentelle et la mise en page du paragraphe peut en pâtir.</text:p>
      <text:p text:style-name="P27"/>
      <text:p text:style-name="P33"/>
      <text:p text:style-name="P33"/>
      <text:p text:style-name="P33">b) Avec césure :</text:p>
      <text:p text:style-name="P33"/>
      <text:p text:style-name="P28">Une fois le problème sans césure résolu, le sujet recommandait de s'intéresser à la coupure de mots qui peut permettre une alternative au saut de ligne.</text:p>
      <text:p text:style-name="P29">Après plusieurs essais infructueux, nous avons compris que la structure mise en place pour l'algorithme sans césure n'était pas adaptée à celui avec césure.</text:p>
      <text:p text:style-name="P29">Nous avons donc crée une classe <text:span text:style-name="T10">Mots.java. </text:span><text:span text:style-name="T46">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0">Le paragraphe est donc maintenant traité comme une suite de Mots <text:span text:style-name="T47">qui seront traités et auxquels des informations seront ajoutées au fur et à mesure.</text:span></text:p>
      <text:p text:style-name="P30"/>
      <text:p text:style-name="P31">Le début de l'algorithme est sensiblement identique à celui sans césure : </text:p>
      <text:p text:style-name="P31"/>
      <text:p text:style-name="P21">Construction du même tableau <text:span text:style-name="T2">couts</text:span>.</text:p>
      <text:p text:style-name="P24">Pour j de 1 au nombre de mots :</text:p>
      <text:p text:style-name="P24"><text:span text:style-name="T44">coutFinal[j] = min(coutFinal[i] + couts[i][j], </text:span>coutFinal[i]+couts[i][j-ème mot coupé]<text:span text:style-name="T44"> ) pour i de 1 à j-1</text:span></text:p>
      <text:p text:style-name="P22">avec couts[i][j-ème mot coupé] construit de la même façon que couts[i][j] mais en remplaçant le j-ème mot par le morceau gauche de sa coupure <text:span text:style-name="T48">et en y </text:span><text:span text:style-name="T7">ajoutant un malus </text:span><text:span text:style-name="T48">qui a pour but d'empécher une césure trop fréquente.</text:span></text:p>
      <text:p text:style-name="P23"><text:soft-page-break/>Si le j-ème mot est effectivement coupé, on reremplit le reste des tableaux en considèrant le j+1-ème mot comme lui-même augmenté de la partie droite de la coupure du j-ème mot.</text:p>
      <text:p text:style-name="P32"/>
      <text:p text:style-name="P32">Nous pris comme règles de césure les règles suivantes : </text:p>
      <text:p text:style-name="P17">- <text:span text:style-name="T49">pas de coupure si la taille du mot est strictement inférieure à 4.</text:span></text:p>
      <text:p text:style-name="P17">- <text:span text:style-name="T50">les coupures possibles sont entre une voyelle et une consomne et entre deux consomnes en sachant que celle entre deux consomnes est preférée.</text:span></text:p>
      <text:p text:style-name="P17">- <text:span text:style-name="T51">on prend la coupure qui sépare le mot de la façon la plus équitable.</text:span></text:p>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2M8S</meta:editing-duration>
    <meta:editing-cycles>60</meta:editing-cycles>
    <meta:generator>LibreOffice/4.2.6.3$Linux_X86_64 LibreOffice_project/420m0$Build-3</meta:generator>
    <dc:date>2015-01-09T22:38:36.239114533</dc:date>
    <meta:document-statistic meta:table-count="0" meta:image-count="0" meta:object-count="0" meta:page-count="5" meta:paragraph-count="53" meta:word-count="1510" meta:character-count="9264" meta:non-whitespace-character-count="7794"/>
    <meta:user-defined meta:name="Info 1"/>
    <meta:user-defined meta:name="Info 2"/>
    <meta:user-defined meta:name="Info 3"/>
    <meta:user-defined meta:name="Info 4"/>
  </office:meta>
</office:document-meta>
</file>